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Cơ sở dữ liệu quanlyduan</text:h>
      <text:h text:outline-level="2" text:style-name="Heading_2" text:is-list-header="true">Đang đổ dữ liệu cho bảng congviec</text:h>
      <table:table table:name="congviec_structure">
        <table:table-column table:number-columns-repeated="9"/>
        <table:table-row>
          <table:table-cell office:value-type="string">
            <text:p>IDCongViec</text:p>
          </table:table-cell>
          <table:table-cell office:value-type="string">
            <text:p>TenCongViec</text:p>
          </table:table-cell>
          <table:table-cell office:value-type="string">
            <text:p>MoTa</text:p>
          </table:table-cell>
          <table:table-cell office:value-type="string">
            <text:p>NgayBatDau</text:p>
          </table:table-cell>
          <table:table-cell office:value-type="string">
            <text:p>NgayKetThuc</text:p>
          </table:table-cell>
          <table:table-cell office:value-type="string">
            <text:p>TrangThai</text:p>
          </table:table-cell>
          <table:table-cell office:value-type="string">
            <text:p>IDDuAn</text:p>
          </table:table-cell>
          <table:table-cell office:value-type="string">
            <text:p>IDNguoiDung</text:p>
          </table:table-cell>
          <table:table-cell office:value-type="string">
            <text:p>IDLoaiCongViec</text:p>
          </table:table-cell>
        </table:table-row>
      </table:table>
      <text:h text:outline-level="2" text:style-name="Heading_2" text:is-list-header="true">Đang đổ dữ liệu cho bảng duan</text:h>
      <table:table table:name="duan_structure">
        <table:table-column table:number-columns-repeated="8"/>
        <table:table-row>
          <table:table-cell office:value-type="string">
            <text:p>IDDuAn</text:p>
          </table:table-cell>
          <table:table-cell office:value-type="string">
            <text:p>TenDuAn</text:p>
          </table:table-cell>
          <table:table-cell office:value-type="string">
            <text:p>MoTa</text:p>
          </table:table-cell>
          <table:table-cell office:value-type="string">
            <text:p>NgayBatDau</text:p>
          </table:table-cell>
          <table:table-cell office:value-type="string">
            <text:p>NgayKetThuc</text:p>
          </table:table-cell>
          <table:table-cell office:value-type="string">
            <text:p>TrangThai</text:p>
          </table:table-cell>
          <table:table-cell office:value-type="string">
            <text:p>IDLeader</text:p>
          </table:table-cell>
          <table:table-cell office:value-type="string">
            <text:p>NgayTao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Quản lý Sinh Viên</text:p>
          </table:table-cell>
          <table:table-cell office:value-type="string">
            <text:p>Quản lý Sinh Viên Quản lý Sinh ViênQuản lý Sinh ViênQuản lý Sinh Viên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Quản lý khách sạn</text:p>
          </table:table-cell>
          <table:table-cell office:value-type="string">
            <text:p>Quản lý khách sạnQuản lý khách sạnQuản lý khách sạn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string">
            <text:p>NULL</text:p>
          </table:table-cell>
        </table:table-row>
      </table:table>
      <text:h text:outline-level="2" text:style-name="Heading_2" text:is-list-header="true">Đang đổ dữ liệu cho bảng loaicongviec</text:h>
      <table:table table:name="loaicongviec_structure">
        <table:table-column table:number-columns-repeated="3"/>
        <table:table-row>
          <table:table-cell office:value-type="string">
            <text:p>IDLoaiCongViec</text:p>
          </table:table-cell>
          <table:table-cell office:value-type="string">
            <text:p>TenLoai</text:p>
          </table:table-cell>
          <table:table-cell office:value-type="string">
            <text:p>MoTa</text:p>
          </table:table-cell>
        </table:table-row>
      </table:table>
      <text:h text:outline-level="2" text:style-name="Heading_2" text:is-list-header="true">Đang đổ dữ liệu cho bảng nguoidung</text:h>
      <table:table table:name="nguoidung_structure">
        <table:table-column table:number-columns-repeated="9"/>
        <table:table-row>
          <table:table-cell office:value-type="string">
            <text:p>IDNguoiDung</text:p>
          </table:table-cell>
          <table:table-cell office:value-type="string">
            <text:p>Ten</text:p>
          </table:table-cell>
          <table:table-cell office:value-type="string">
            <text:p>MoTa</text:p>
          </table:table-cell>
          <table:table-cell office:value-type="string">
            <text:p>Email</text:p>
          </table:table-cell>
          <table:table-cell office:value-type="string">
            <text:p>SoDienThoai</text:p>
          </table:table-cell>
          <table:table-cell office:value-type="string">
            <text:p>MatKhau</text:p>
          </table:table-cell>
          <table:table-cell office:value-type="string">
            <text:p>GioiTinh</text:p>
          </table:table-cell>
          <table:table-cell office:value-type="string">
            <text:p>NgaySinh</text:p>
          </table:table-cell>
          <table:table-cell office:value-type="string">
            <text:p>NgayTao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Nguyen</text:p>
          </table:table-cell>
          <table:table-cell office:value-type="string">
            <text:p>NULL</text:p>
          </table:table-cell>
          <table:table-cell office:value-type="string">
            <text:p>nguyennn1701@gmail.com</text:p>
          </table:table-cell>
          <table:table-cell office:value-type="string">
            <text:p>NULL</text:p>
          </table:table-cell>
          <table:table-cell office:value-type="string">
            <text:p>b0baee9d279d34fa1dfd71aadb908c3f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2025-11-13 16:02:25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Nguyen Phan</text:p>
          </table:table-cell>
          <table:table-cell office:value-type="string">
            <text:p>NULL</text:p>
          </table:table-cell>
          <table:table-cell office:value-type="string">
            <text:p>nguyennn1711@gmail.com</text:p>
          </table:table-cell>
          <table:table-cell office:value-type="string">
            <text:p>NULL</text:p>
          </table:table-cell>
          <table:table-cell office:value-type="string">
            <text:p>b0baee9d279d34fa1dfd71aadb908c3f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2025-11-13 18:33:23</text:p>
          </table:table-cell>
        </table:table-row>
      </table:table>
      <text:h text:outline-level="2" text:style-name="Heading_2" text:is-list-header="true">Đang đổ dữ liệu cho bảng tailieu</text:h>
      <table:table table:name="tailieu_structure">
        <table:table-column table:number-columns-repeated="6"/>
        <table:table-row>
          <table:table-cell office:value-type="string">
            <text:p>IDTaiLieu</text:p>
          </table:table-cell>
          <table:table-cell office:value-type="string">
            <text:p>TenTaiLieu</text:p>
          </table:table-cell>
          <table:table-cell office:value-type="string">
            <text:p>NgayTaiLen</text:p>
          </table:table-cell>
          <table:table-cell office:value-type="string">
            <text:p>MoTa</text:p>
          </table:table-cell>
          <table:table-cell office:value-type="string">
            <text:p>IDDuAn</text:p>
          </table:table-cell>
          <table:table-cell office:value-type="string">
            <text:p>IDNguoiDung</text:p>
          </table:table-cell>
        </table:table-row>
      </table:table>
      <text:h text:outline-level="2" text:style-name="Heading_2" text:is-list-header="true">Đang đổ dữ liệu cho bảng thanhvienduan</text:h>
      <table:table table:name="thanhvienduan_structure">
        <table:table-column table:number-columns-repeated="4"/>
        <table:table-row>
          <table:table-cell office:value-type="string">
            <text:p>IDDuAn</text:p>
          </table:table-cell>
          <table:table-cell office:value-type="string">
            <text:p>IDNguoiDung</text:p>
          </table:table-cell>
          <table:table-cell office:value-type="string">
            <text:p>VaiTro</text:p>
          </table:table-cell>
          <table:table-cell office:value-type="string">
            <text:p>NgayThamGia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leader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member</text:p>
          </table:table-cell>
          <table:table-cell office:value-type="string">
            <text:p>NULL</text:p>
          </table:table-cell>
        </table:table-row>
      </table:table>
      <text:h text:outline-level="2" text:style-name="Heading_2" text:is-list-header="true">Đang đổ dữ liệu cho bảng thongbao</text:h>
      <table:table table:name="thongbao_structure">
        <table:table-column table:number-columns-repeated="6"/>
        <table:table-row>
          <table:table-cell office:value-type="string">
            <text:p>IDThongBao</text:p>
          </table:table-cell>
          <table:table-cell office:value-type="string">
            <text:p>TieuDe</text:p>
          </table:table-cell>
          <table:table-cell office:value-type="string">
            <text:p>NoiDung</text:p>
          </table:table-cell>
          <table:table-cell office:value-type="string">
            <text:p>NgayGui</text:p>
          </table:table-cell>
          <table:table-cell office:value-type="string">
            <text:p>IDDuAn</text:p>
          </table:table-cell>
          <table:table-cell office:value-type="string">
            <text:p>IDNguoiDung</text:p>
          </table:table-cell>
        </table:table-row>
      </table:table>
      <text:h text:outline-level="2" text:style-name="Heading_2" text:is-list-header="true">Đang đổ dữ liệu cho bảng tiendo</text:h>
      <table:table table:name="tiendo_structure">
        <table:table-column table:number-columns-repeated="5"/>
        <table:table-row>
          <table:table-cell office:value-type="string">
            <text:p>IDTienDo</text:p>
          </table:table-cell>
          <table:table-cell office:value-type="string">
            <text:p>IDCongViec</text:p>
          </table:table-cell>
          <table:table-cell office:value-type="string">
            <text:p>TrangThai</text:p>
          </table:table-cell>
          <table:table-cell office:value-type="string">
            <text:p>GhiChu</text:p>
          </table:table-cell>
          <table:table-cell office:value-type="string">
            <text:p>NgayCapNhat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1</meta:generator>
    <meta:initial-creator>phpMyAdmin 5.2.1</meta:initial-creator>
    <meta:creation-date>2025-11-13T12:45:53+01:00</meta:creation-date>
  </office:meta>
</office:document-meta>
</file>